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2.6146in"/>
    </style:style>
    <style:style style:name="co3" style:family="table-column">
      <style:table-column-properties fo:break-before="auto" style:column-width="1.505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7.528in"/>
    </style:style>
    <style:style style:name="co6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Usage_20_Detail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Usage Detai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Service Name</text:p>
          </table:table-cell>
          <table:table-cell table:style-name="ce1" office:value-type="string">
            <text:p>Account No</text:p>
          </table:table-cell>
          <table:table-cell table:style-name="ce1" office:value-type="string">
            <text:p>Service User Id</text:p>
          </table:table-cell>
          <table:table-cell table:style-name="ce1" office:value-type="string">
            <text:p>Total Download Volume(GB)</text:p>
          </table:table-cell>
          <table:table-cell table:style-name="ce1" office:value-type="string">
            <text:p>Total Upload Volume(GB)</text:p>
          </table:table-cell>
          <table:table-cell table:style-name="ce1" office:value-type="string">
            <text:p>Total Volume (GB)</text:p>
          </table:table-cell>
          <table:table-cell table:style-name="ce1" office:value-type="string">
            <text:p>Total Duration <text:s/>(HH:MM:SS)</text:p>
          </table:table-cell>
          <table:table-cell table:style-name="ce1" office:value-type="string">
            <text:p>Chargeable Units(GB) Excluding Night Unlimited</text:p>
          </table:table-cell>
          <table:table-cell table:number-columns-repeated="1016"/>
        </table:table-row>
        <table:table-row table:style-name="ro1">
          <table:table-cell office:value-type="string">
            <text:p>Broadband</text:p>
          </table:table-cell>
          <table:table-cell office:value-type="string">
            <text:p>29080148</text:p>
          </table:table-cell>
          <table:table-cell office:value-type="string">
            <text:p>rb8026744150@bsnl.in</text:p>
          </table:table-cell>
          <table:table-cell office:value-type="string">
            <text:p>4.26</text:p>
          </table:table-cell>
          <table:table-cell office:value-type="string">
            <text:p>0.55</text:p>
          </table:table-cell>
          <table:table-cell office:value-type="string">
            <text:p>4.82</text:p>
          </table:table-cell>
          <table:table-cell office:value-type="string">
            <text:p>324:37:32</text:p>
          </table:table-cell>
          <table:table-cell office:value-type="string">
            <text:p>3.27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tart Time (DD-MM-YYYY)</text:p>
          </table:table-cell>
          <table:table-cell table:style-name="ce1" office:value-type="string">
            <text:p>Stop Time (DD-MM-YYYY)</text:p>
          </table:table-cell>
          <table:table-cell table:style-name="ce1" office:value-type="string">
            <text:p>Download (KB)</text:p>
          </table:table-cell>
          <table:table-cell table:style-name="ce1" office:value-type="string">
            <text:p>Upload (KB)</text:p>
          </table:table-cell>
          <table:table-cell table:style-name="ce1" office:value-type="string">
            <text:p>Total Units (KB)</text:p>
          </table:table-cell>
          <table:table-cell table:style-name="ce1" office:value-type="string">
            <text:p>Duration (HH:MM:SS)</text:p>
          </table:table-cell>
          <table:table-cell table:style-name="ce1" office:value-type="string">
            <text:p>Chargeable Units(KB) Excluding Night Unlimited</text:p>
          </table:table-cell>
          <table:table-cell table:number-columns-repeated="1017"/>
        </table:table-row>
        <table:table-row table:style-name="ro1">
          <table:table-cell office:value-type="string">
            <text:p>20-07-2011 02:00:00 AM</text:p>
          </table:table-cell>
          <table:table-cell office:value-type="string">
            <text:p>20-07-2011 04:22:46 AM</text:p>
          </table:table-cell>
          <table:table-cell office:value-type="string">
            <text:p>122509</text:p>
          </table:table-cell>
          <table:table-cell office:value-type="string">
            <text:p>5686</text:p>
          </table:table-cell>
          <table:table-cell office:value-type="string">
            <text:p>128195</text:p>
          </table:table-cell>
          <table:table-cell office:value-type="string">
            <text:p>02:22:46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20-07-2011 12:17:51 AM</text:p>
          </table:table-cell>
          <table:table-cell office:value-type="string">
            <text:p>20-07-2011 02:00:00 AM</text:p>
          </table:table-cell>
          <table:table-cell office:value-type="string">
            <text:p>3254</text:p>
          </table:table-cell>
          <table:table-cell office:value-type="string">
            <text:p>2466</text:p>
          </table:table-cell>
          <table:table-cell office:value-type="string">
            <text:p>5720</text:p>
          </table:table-cell>
          <table:table-cell office:value-type="string">
            <text:p>01:42:09</text:p>
          </table:table-cell>
          <table:table-cell office:value-type="string">
            <text:p>5720</text:p>
          </table:table-cell>
          <table:table-cell table:number-columns-repeated="1017"/>
        </table:table-row>
        <table:table-row table:style-name="ro1">
          <table:table-cell office:value-type="string">
            <text:p>19-07-2011 11:17:25 AM</text:p>
          </table:table-cell>
          <table:table-cell office:value-type="string">
            <text:p>20-07-2011 12:17:51 AM</text:p>
          </table:table-cell>
          <table:table-cell office:value-type="string">
            <text:p>104075</text:p>
          </table:table-cell>
          <table:table-cell office:value-type="string">
            <text:p>17586</text:p>
          </table:table-cell>
          <table:table-cell office:value-type="string">
            <text:p>121661</text:p>
          </table:table-cell>
          <table:table-cell office:value-type="string">
            <text:p>13:00:26</text:p>
          </table:table-cell>
          <table:table-cell office:value-type="string">
            <text:p>121661</text:p>
          </table:table-cell>
          <table:table-cell table:number-columns-repeated="1017"/>
        </table:table-row>
        <table:table-row table:style-name="ro1">
          <table:table-cell office:value-type="string">
            <text:p>19-07-2011 01:14:12 AM</text:p>
          </table:table-cell>
          <table:table-cell office:value-type="string">
            <text:p>19-07-2011 01:54:47 AM</text:p>
          </table:table-cell>
          <table:table-cell office:value-type="string">
            <text:p>76</text:p>
          </table:table-cell>
          <table:table-cell office:value-type="string">
            <text:p>60</text:p>
          </table:table-cell>
          <table:table-cell office:value-type="string">
            <text:p>136</text:p>
          </table:table-cell>
          <table:table-cell office:value-type="string">
            <text:p>00:40:35</text:p>
          </table:table-cell>
          <table:table-cell office:value-type="string">
            <text:p>136</text:p>
          </table:table-cell>
          <table:table-cell table:number-columns-repeated="1017"/>
        </table:table-row>
        <table:table-row table:style-name="ro1">
          <table:table-cell office:value-type="string">
            <text:p>18-07-2011 02:01:48 PM</text:p>
          </table:table-cell>
          <table:table-cell office:value-type="string">
            <text:p>19-07-2011 01:14:01 AM</text:p>
          </table:table-cell>
          <table:table-cell office:value-type="string">
            <text:p>42126</text:p>
          </table:table-cell>
          <table:table-cell office:value-type="string">
            <text:p>9697</text:p>
          </table:table-cell>
          <table:table-cell office:value-type="string">
            <text:p>51823</text:p>
          </table:table-cell>
          <table:table-cell office:value-type="string">
            <text:p>11:12:13</text:p>
          </table:table-cell>
          <table:table-cell office:value-type="string">
            <text:p>51823</text:p>
          </table:table-cell>
          <table:table-cell table:number-columns-repeated="1017"/>
        </table:table-row>
        <table:table-row table:style-name="ro1">
          <table:table-cell office:value-type="string">
            <text:p>18-07-2011 12:10:57 PM</text:p>
          </table:table-cell>
          <table:table-cell office:value-type="string">
            <text:p>18-07-2011 02:01:35 PM</text:p>
          </table:table-cell>
          <table:table-cell office:value-type="string">
            <text:p>7249</text:p>
          </table:table-cell>
          <table:table-cell office:value-type="string">
            <text:p>2285</text:p>
          </table:table-cell>
          <table:table-cell office:value-type="string">
            <text:p>9534</text:p>
          </table:table-cell>
          <table:table-cell office:value-type="string">
            <text:p>01:50:38</text:p>
          </table:table-cell>
          <table:table-cell office:value-type="string">
            <text:p>9534</text:p>
          </table:table-cell>
          <table:table-cell table:number-columns-repeated="1017"/>
        </table:table-row>
        <table:table-row table:style-name="ro1">
          <table:table-cell office:value-type="string">
            <text:p>18-07-2011 12:06:12 PM</text:p>
          </table:table-cell>
          <table:table-cell office:value-type="string">
            <text:p>18-07-2011 12:08:44 PM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00:02:32</text:p>
          </table:table-cell>
          <table:table-cell office:value-type="string">
            <text:p>23</text:p>
          </table:table-cell>
          <table:table-cell table:number-columns-repeated="1017"/>
        </table:table-row>
        <table:table-row table:style-name="ro1">
          <table:table-cell office:value-type="string">
            <text:p>18-07-2011 02:49:22 AM</text:p>
          </table:table-cell>
          <table:table-cell office:value-type="string">
            <text:p>18-07-2011 04:10:56 AM</text:p>
          </table:table-cell>
          <table:table-cell office:value-type="string">
            <text:p>1708</text:p>
          </table:table-cell>
          <table:table-cell office:value-type="string">
            <text:p>5</text:p>
          </table:table-cell>
          <table:table-cell office:value-type="string">
            <text:p>1713</text:p>
          </table:table-cell>
          <table:table-cell office:value-type="string">
            <text:p>01:21:34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8-07-2011 02:00:00 AM</text:p>
          </table:table-cell>
          <table:table-cell office:value-type="string">
            <text:p>18-07-2011 02:49:11 AM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00:49:11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8-07-2011 12:10:56 AM</text:p>
          </table:table-cell>
          <table:table-cell office:value-type="string">
            <text:p>18-07-2011 02:00:00 AM</text:p>
          </table:table-cell>
          <table:table-cell office:value-type="string">
            <text:p>2000</text:p>
          </table:table-cell>
          <table:table-cell office:value-type="string">
            <text:p>1444</text:p>
          </table:table-cell>
          <table:table-cell office:value-type="string">
            <text:p>3444</text:p>
          </table:table-cell>
          <table:table-cell office:value-type="string">
            <text:p>01:49:04</text:p>
          </table:table-cell>
          <table:table-cell office:value-type="string">
            <text:p>3444</text:p>
          </table:table-cell>
          <table:table-cell table:number-columns-repeated="1017"/>
        </table:table-row>
        <table:table-row table:style-name="ro1">
          <table:table-cell office:value-type="string">
            <text:p>17-07-2011 01:40:28 PM</text:p>
          </table:table-cell>
          <table:table-cell office:value-type="string">
            <text:p>18-07-2011 12:10:56 AM</text:p>
          </table:table-cell>
          <table:table-cell office:value-type="string">
            <text:p>307612</text:p>
          </table:table-cell>
          <table:table-cell office:value-type="string">
            <text:p>56535</text:p>
          </table:table-cell>
          <table:table-cell office:value-type="string">
            <text:p>364147</text:p>
          </table:table-cell>
          <table:table-cell office:value-type="string">
            <text:p>10:30:27</text:p>
          </table:table-cell>
          <table:table-cell office:value-type="string">
            <text:p>364147</text:p>
          </table:table-cell>
          <table:table-cell table:number-columns-repeated="1017"/>
        </table:table-row>
        <table:table-row table:style-name="ro1">
          <table:table-cell office:value-type="string">
            <text:p>17-07-2011 11:51:21 AM</text:p>
          </table:table-cell>
          <table:table-cell office:value-type="string">
            <text:p>17-07-2011 12:28:54 PM</text:p>
          </table:table-cell>
          <table:table-cell office:value-type="string">
            <text:p>23371</text:p>
          </table:table-cell>
          <table:table-cell office:value-type="string">
            <text:p>2275</text:p>
          </table:table-cell>
          <table:table-cell office:value-type="string">
            <text:p>25646</text:p>
          </table:table-cell>
          <table:table-cell office:value-type="string">
            <text:p>00:37:33</text:p>
          </table:table-cell>
          <table:table-cell office:value-type="string">
            <text:p>25646</text:p>
          </table:table-cell>
          <table:table-cell table:number-columns-repeated="1017"/>
        </table:table-row>
        <table:table-row table:style-name="ro1">
          <table:table-cell office:value-type="string">
            <text:p>17-07-2011 11:34:51 AM</text:p>
          </table:table-cell>
          <table:table-cell office:value-type="string">
            <text:p>17-07-2011 11:42:20 AM</text:p>
          </table:table-cell>
          <table:table-cell office:value-type="string">
            <text:p>7557</text:p>
          </table:table-cell>
          <table:table-cell office:value-type="string">
            <text:p>816</text:p>
          </table:table-cell>
          <table:table-cell office:value-type="string">
            <text:p>8373</text:p>
          </table:table-cell>
          <table:table-cell office:value-type="string">
            <text:p>00:07:29</text:p>
          </table:table-cell>
          <table:table-cell office:value-type="string">
            <text:p>8373</text:p>
          </table:table-cell>
          <table:table-cell table:number-columns-repeated="1017"/>
        </table:table-row>
        <table:table-row table:style-name="ro1">
          <table:table-cell office:value-type="string">
            <text:p>17-07-2011 02:00:00 AM</text:p>
          </table:table-cell>
          <table:table-cell office:value-type="string">
            <text:p>17-07-2011 03:42:17 AM</text:p>
          </table:table-cell>
          <table:table-cell office:value-type="string">
            <text:p>1011</text:p>
          </table:table-cell>
          <table:table-cell office:value-type="string">
            <text:p>697</text:p>
          </table:table-cell>
          <table:table-cell office:value-type="string">
            <text:p>1708</text:p>
          </table:table-cell>
          <table:table-cell office:value-type="string">
            <text:p>01:42:17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7-07-2011 12:18:07 AM</text:p>
          </table:table-cell>
          <table:table-cell office:value-type="string">
            <text:p>17-07-2011 02:00:00 AM</text:p>
          </table:table-cell>
          <table:table-cell office:value-type="string">
            <text:p>17594</text:p>
          </table:table-cell>
          <table:table-cell office:value-type="string">
            <text:p>19348</text:p>
          </table:table-cell>
          <table:table-cell office:value-type="string">
            <text:p>36942</text:p>
          </table:table-cell>
          <table:table-cell office:value-type="string">
            <text:p>01:41:53</text:p>
          </table:table-cell>
          <table:table-cell office:value-type="string">
            <text:p>36942</text:p>
          </table:table-cell>
          <table:table-cell table:number-columns-repeated="1017"/>
        </table:table-row>
        <table:table-row table:style-name="ro1">
          <table:table-cell office:value-type="string">
            <text:p>16-07-2011 07:17:39 PM</text:p>
          </table:table-cell>
          <table:table-cell office:value-type="string">
            <text:p>17-07-2011 12:18:07 AM</text:p>
          </table:table-cell>
          <table:table-cell office:value-type="string">
            <text:p>135570</text:p>
          </table:table-cell>
          <table:table-cell office:value-type="string">
            <text:p>83421</text:p>
          </table:table-cell>
          <table:table-cell office:value-type="string">
            <text:p>218991</text:p>
          </table:table-cell>
          <table:table-cell office:value-type="string">
            <text:p>05:00:28</text:p>
          </table:table-cell>
          <table:table-cell office:value-type="string">
            <text:p>218991</text:p>
          </table:table-cell>
          <table:table-cell table:number-columns-repeated="1017"/>
        </table:table-row>
        <table:table-row table:style-name="ro1">
          <table:table-cell office:value-type="string">
            <text:p>16-07-2011 04:44:09 PM</text:p>
          </table:table-cell>
          <table:table-cell office:value-type="string">
            <text:p>16-07-2011 07:07:42 PM</text:p>
          </table:table-cell>
          <table:table-cell office:value-type="string">
            <text:p>4752</text:p>
          </table:table-cell>
          <table:table-cell office:value-type="string">
            <text:p>1384</text:p>
          </table:table-cell>
          <table:table-cell office:value-type="string">
            <text:p>6136</text:p>
          </table:table-cell>
          <table:table-cell office:value-type="string">
            <text:p>02:23:33</text:p>
          </table:table-cell>
          <table:table-cell office:value-type="string">
            <text:p>6136</text:p>
          </table:table-cell>
          <table:table-cell table:number-columns-repeated="1017"/>
        </table:table-row>
        <table:table-row table:style-name="ro1">
          <table:table-cell office:value-type="string">
            <text:p>16-07-2011 12:12:58 PM</text:p>
          </table:table-cell>
          <table:table-cell office:value-type="string">
            <text:p>16-07-2011 04:43:59 PM</text:p>
          </table:table-cell>
          <table:table-cell office:value-type="string">
            <text:p>319337</text:p>
          </table:table-cell>
          <table:table-cell office:value-type="string">
            <text:p>38332</text:p>
          </table:table-cell>
          <table:table-cell office:value-type="string">
            <text:p>357669</text:p>
          </table:table-cell>
          <table:table-cell office:value-type="string">
            <text:p>04:31:01</text:p>
          </table:table-cell>
          <table:table-cell office:value-type="string">
            <text:p>357669</text:p>
          </table:table-cell>
          <table:table-cell table:number-columns-repeated="1017"/>
        </table:table-row>
        <table:table-row table:style-name="ro1">
          <table:table-cell office:value-type="string">
            <text:p>16-07-2011 02:00:00 AM</text:p>
          </table:table-cell>
          <table:table-cell office:value-type="string">
            <text:p>16-07-2011 07:05:03 AM</text:p>
          </table:table-cell>
          <table:table-cell office:value-type="string">
            <text:p>77696</text:p>
          </table:table-cell>
          <table:table-cell office:value-type="string">
            <text:p>4958</text:p>
          </table:table-cell>
          <table:table-cell office:value-type="string">
            <text:p>82654</text:p>
          </table:table-cell>
          <table:table-cell office:value-type="string">
            <text:p>05:05:03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6-07-2011 12:00:44 AM</text:p>
          </table:table-cell>
          <table:table-cell office:value-type="string">
            <text:p>16-07-2011 02:00:00 AM</text:p>
          </table:table-cell>
          <table:table-cell office:value-type="string">
            <text:p>8877</text:p>
          </table:table-cell>
          <table:table-cell office:value-type="string">
            <text:p>2608</text:p>
          </table:table-cell>
          <table:table-cell office:value-type="string">
            <text:p>11485</text:p>
          </table:table-cell>
          <table:table-cell office:value-type="string">
            <text:p>01:59:15</text:p>
          </table:table-cell>
          <table:table-cell office:value-type="string">
            <text:p>11485</text:p>
          </table:table-cell>
          <table:table-cell table:number-columns-repeated="1017"/>
        </table:table-row>
        <table:table-row table:style-name="ro1">
          <table:table-cell office:value-type="string">
            <text:p>15-07-2011 04:00:15 PM</text:p>
          </table:table-cell>
          <table:table-cell office:value-type="string">
            <text:p>16-07-2011 12:00:44 AM</text:p>
          </table:table-cell>
          <table:table-cell office:value-type="string">
            <text:p>174139</text:p>
          </table:table-cell>
          <table:table-cell office:value-type="string">
            <text:p>12311</text:p>
          </table:table-cell>
          <table:table-cell office:value-type="string">
            <text:p>186450</text:p>
          </table:table-cell>
          <table:table-cell office:value-type="string">
            <text:p>08:00:29</text:p>
          </table:table-cell>
          <table:table-cell office:value-type="string">
            <text:p>186450</text:p>
          </table:table-cell>
          <table:table-cell table:number-columns-repeated="1017"/>
        </table:table-row>
        <table:table-row table:style-name="ro1">
          <table:table-cell office:value-type="string">
            <text:p>15-07-2011 03:50:45 PM</text:p>
          </table:table-cell>
          <table:table-cell office:value-type="string">
            <text:p>15-07-2011 04:00:02 PM</text:p>
          </table:table-cell>
          <table:table-cell office:value-type="string">
            <text:p>90</text:p>
          </table:table-cell>
          <table:table-cell office:value-type="string">
            <text:p>94</text:p>
          </table:table-cell>
          <table:table-cell office:value-type="string">
            <text:p>184</text:p>
          </table:table-cell>
          <table:table-cell office:value-type="string">
            <text:p>00:09:17</text:p>
          </table:table-cell>
          <table:table-cell office:value-type="string">
            <text:p>184</text:p>
          </table:table-cell>
          <table:table-cell table:number-columns-repeated="1017"/>
        </table:table-row>
        <table:table-row table:style-name="ro1">
          <table:table-cell office:value-type="string">
            <text:p>15-07-2011 03:37:58 PM</text:p>
          </table:table-cell>
          <table:table-cell office:value-type="string">
            <text:p>15-07-2011 03:50:36 PM</text:p>
          </table:table-cell>
          <table:table-cell office:value-type="string">
            <text:p>6538</text:p>
          </table:table-cell>
          <table:table-cell office:value-type="string">
            <text:p>2443</text:p>
          </table:table-cell>
          <table:table-cell office:value-type="string">
            <text:p>8981</text:p>
          </table:table-cell>
          <table:table-cell office:value-type="string">
            <text:p>00:12:38</text:p>
          </table:table-cell>
          <table:table-cell office:value-type="string">
            <text:p>8981</text:p>
          </table:table-cell>
          <table:table-cell table:number-columns-repeated="1017"/>
        </table:table-row>
        <table:table-row table:style-name="ro1">
          <table:table-cell office:value-type="string">
            <text:p>15-07-2011 12:08:05 PM</text:p>
          </table:table-cell>
          <table:table-cell office:value-type="string">
            <text:p>15-07-2011 02:17:40 PM</text:p>
          </table:table-cell>
          <table:table-cell office:value-type="string">
            <text:p>18302</text:p>
          </table:table-cell>
          <table:table-cell office:value-type="string">
            <text:p>3535</text:p>
          </table:table-cell>
          <table:table-cell office:value-type="string">
            <text:p>21837</text:p>
          </table:table-cell>
          <table:table-cell office:value-type="string">
            <text:p>02:09:35</text:p>
          </table:table-cell>
          <table:table-cell office:value-type="string">
            <text:p>21837</text:p>
          </table:table-cell>
          <table:table-cell table:number-columns-repeated="1017"/>
        </table:table-row>
        <table:table-row table:style-name="ro1">
          <table:table-cell office:value-type="string">
            <text:p>15-07-2011 02:00:00 AM</text:p>
          </table:table-cell>
          <table:table-cell office:value-type="string">
            <text:p>15-07-2011 04:06:10 AM</text:p>
          </table:table-cell>
          <table:table-cell office:value-type="string">
            <text:p>76601</text:p>
          </table:table-cell>
          <table:table-cell office:value-type="string">
            <text:p>4332</text:p>
          </table:table-cell>
          <table:table-cell office:value-type="string">
            <text:p>80933</text:p>
          </table:table-cell>
          <table:table-cell office:value-type="string">
            <text:p>02:06:10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5-07-2011 12:19:58 AM</text:p>
          </table:table-cell>
          <table:table-cell office:value-type="string">
            <text:p>15-07-2011 02:00:00 AM</text:p>
          </table:table-cell>
          <table:table-cell office:value-type="string">
            <text:p>18877</text:p>
          </table:table-cell>
          <table:table-cell office:value-type="string">
            <text:p>3028</text:p>
          </table:table-cell>
          <table:table-cell office:value-type="string">
            <text:p>21905</text:p>
          </table:table-cell>
          <table:table-cell office:value-type="string">
            <text:p>01:40:02</text:p>
          </table:table-cell>
          <table:table-cell office:value-type="string">
            <text:p>21905</text:p>
          </table:table-cell>
          <table:table-cell table:number-columns-repeated="1017"/>
        </table:table-row>
        <table:table-row table:style-name="ro1">
          <table:table-cell office:value-type="string">
            <text:p>14-07-2011 10:49:36 PM</text:p>
          </table:table-cell>
          <table:table-cell office:value-type="string">
            <text:p>15-07-2011 12:19:58 AM</text:p>
          </table:table-cell>
          <table:table-cell office:value-type="string">
            <text:p>12012</text:p>
          </table:table-cell>
          <table:table-cell office:value-type="string">
            <text:p>2466</text:p>
          </table:table-cell>
          <table:table-cell office:value-type="string">
            <text:p>14478</text:p>
          </table:table-cell>
          <table:table-cell office:value-type="string">
            <text:p>01:30:22</text:p>
          </table:table-cell>
          <table:table-cell office:value-type="string">
            <text:p>14478</text:p>
          </table:table-cell>
          <table:table-cell table:number-columns-repeated="1017"/>
        </table:table-row>
        <table:table-row table:style-name="ro1">
          <table:table-cell office:value-type="string">
            <text:p>14-07-2011 10:30:10 PM</text:p>
          </table:table-cell>
          <table:table-cell office:value-type="string">
            <text:p>14-07-2011 10:47:43 PM</text:p>
          </table:table-cell>
          <table:table-cell office:value-type="string">
            <text:p>785</text:p>
          </table:table-cell>
          <table:table-cell office:value-type="string">
            <text:p>1615</text:p>
          </table:table-cell>
          <table:table-cell office:value-type="string">
            <text:p>2400</text:p>
          </table:table-cell>
          <table:table-cell office:value-type="string">
            <text:p>00:17:33</text:p>
          </table:table-cell>
          <table:table-cell office:value-type="string">
            <text:p>2400</text:p>
          </table:table-cell>
          <table:table-cell table:number-columns-repeated="1017"/>
        </table:table-row>
        <table:table-row table:style-name="ro1">
          <table:table-cell office:value-type="string">
            <text:p>14-07-2011 08:00:00 AM</text:p>
          </table:table-cell>
          <table:table-cell office:value-type="string">
            <text:p>14-07-2011 10:30:00 PM</text:p>
          </table:table-cell>
          <table:table-cell office:value-type="string">
            <text:p>133440</text:p>
          </table:table-cell>
          <table:table-cell office:value-type="string">
            <text:p>13815</text:p>
          </table:table-cell>
          <table:table-cell office:value-type="string">
            <text:p>147255</text:p>
          </table:table-cell>
          <table:table-cell office:value-type="string">
            <text:p>14:29:59</text:p>
          </table:table-cell>
          <table:table-cell office:value-type="string">
            <text:p>147255</text:p>
          </table:table-cell>
          <table:table-cell table:number-columns-repeated="1017"/>
        </table:table-row>
        <table:table-row table:style-name="ro1">
          <table:table-cell office:value-type="string">
            <text:p>14-07-2011 03:30:32 AM</text:p>
          </table:table-cell>
          <table:table-cell office:value-type="string">
            <text:p>14-07-2011 08:00:00 AM</text:p>
          </table:table-cell>
          <table:table-cell office:value-type="string">
            <text:p>513</text:p>
          </table:table-cell>
          <table:table-cell office:value-type="string">
            <text:p>989</text:p>
          </table:table-cell>
          <table:table-cell office:value-type="string">
            <text:p>1502</text:p>
          </table:table-cell>
          <table:table-cell office:value-type="string">
            <text:p>04:29:28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4-07-2011 02:00:00 AM</text:p>
          </table:table-cell>
          <table:table-cell office:value-type="string">
            <text:p>14-07-2011 03:30:22 AM</text:p>
          </table:table-cell>
          <table:table-cell office:value-type="string">
            <text:p>8818</text:p>
          </table:table-cell>
          <table:table-cell office:value-type="string">
            <text:p>2507</text:p>
          </table:table-cell>
          <table:table-cell office:value-type="string">
            <text:p>11325</text:p>
          </table:table-cell>
          <table:table-cell office:value-type="string">
            <text:p>01:30:22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4-07-2011 12:28:09 AM</text:p>
          </table:table-cell>
          <table:table-cell office:value-type="string">
            <text:p>14-07-2011 02:00:00 AM</text:p>
          </table:table-cell>
          <table:table-cell office:value-type="string">
            <text:p>14642</text:p>
          </table:table-cell>
          <table:table-cell office:value-type="string">
            <text:p>3119</text:p>
          </table:table-cell>
          <table:table-cell office:value-type="string">
            <text:p>17761</text:p>
          </table:table-cell>
          <table:table-cell office:value-type="string">
            <text:p>01:31:51</text:p>
          </table:table-cell>
          <table:table-cell office:value-type="string">
            <text:p>17761</text:p>
          </table:table-cell>
          <table:table-cell table:number-columns-repeated="1017"/>
        </table:table-row>
        <table:table-row table:style-name="ro1">
          <table:table-cell office:value-type="string">
            <text:p>13-07-2011 05:57:43 PM</text:p>
          </table:table-cell>
          <table:table-cell office:value-type="string">
            <text:p>14-07-2011 12:28:09 AM</text:p>
          </table:table-cell>
          <table:table-cell office:value-type="string">
            <text:p>29706</text:p>
          </table:table-cell>
          <table:table-cell office:value-type="string">
            <text:p>6752</text:p>
          </table:table-cell>
          <table:table-cell office:value-type="string">
            <text:p>36458</text:p>
          </table:table-cell>
          <table:table-cell office:value-type="string">
            <text:p>06:30:25</text:p>
          </table:table-cell>
          <table:table-cell office:value-type="string">
            <text:p>36458</text:p>
          </table:table-cell>
          <table:table-cell table:number-columns-repeated="1017"/>
        </table:table-row>
        <table:table-row table:style-name="ro1">
          <table:table-cell office:value-type="string">
            <text:p>13-07-2011 12:01:59 PM</text:p>
          </table:table-cell>
          <table:table-cell office:value-type="string">
            <text:p>13-07-2011 05:57:32 PM</text:p>
          </table:table-cell>
          <table:table-cell office:value-type="string">
            <text:p>50156</text:p>
          </table:table-cell>
          <table:table-cell office:value-type="string">
            <text:p>8110</text:p>
          </table:table-cell>
          <table:table-cell office:value-type="string">
            <text:p>58266</text:p>
          </table:table-cell>
          <table:table-cell office:value-type="string">
            <text:p>05:55:33</text:p>
          </table:table-cell>
          <table:table-cell office:value-type="string">
            <text:p>58266</text:p>
          </table:table-cell>
          <table:table-cell table:number-columns-repeated="1017"/>
        </table:table-row>
        <table:table-row table:style-name="ro1">
          <table:table-cell office:value-type="string">
            <text:p>13-07-2011 02:00:00 AM</text:p>
          </table:table-cell>
          <table:table-cell office:value-type="string">
            <text:p>13-07-2011 03:51:18 AM</text:p>
          </table:table-cell>
          <table:table-cell office:value-type="string">
            <text:p>1289</text:p>
          </table:table-cell>
          <table:table-cell office:value-type="string">
            <text:p>541</text:p>
          </table:table-cell>
          <table:table-cell office:value-type="string">
            <text:p>1830</text:p>
          </table:table-cell>
          <table:table-cell office:value-type="string">
            <text:p>01:51:18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3-07-2011 12:15:05 AM</text:p>
          </table:table-cell>
          <table:table-cell office:value-type="string">
            <text:p>13-07-2011 02:00:00 AM</text:p>
          </table:table-cell>
          <table:table-cell office:value-type="string">
            <text:p>19246</text:p>
          </table:table-cell>
          <table:table-cell office:value-type="string">
            <text:p>2801</text:p>
          </table:table-cell>
          <table:table-cell office:value-type="string">
            <text:p>22047</text:p>
          </table:table-cell>
          <table:table-cell office:value-type="string">
            <text:p>01:44:55</text:p>
          </table:table-cell>
          <table:table-cell office:value-type="string">
            <text:p>22047</text:p>
          </table:table-cell>
          <table:table-cell table:number-columns-repeated="1017"/>
        </table:table-row>
        <table:table-row table:style-name="ro1">
          <table:table-cell office:value-type="string">
            <text:p>12-07-2011 10:44:43 PM</text:p>
          </table:table-cell>
          <table:table-cell office:value-type="string">
            <text:p>13-07-2011 12:15:05 AM</text:p>
          </table:table-cell>
          <table:table-cell office:value-type="string">
            <text:p>17539</text:p>
          </table:table-cell>
          <table:table-cell office:value-type="string">
            <text:p>4798</text:p>
          </table:table-cell>
          <table:table-cell office:value-type="string">
            <text:p>22337</text:p>
          </table:table-cell>
          <table:table-cell office:value-type="string">
            <text:p>01:30:23</text:p>
          </table:table-cell>
          <table:table-cell office:value-type="string">
            <text:p>22337</text:p>
          </table:table-cell>
          <table:table-cell table:number-columns-repeated="1017"/>
        </table:table-row>
        <table:table-row table:style-name="ro1">
          <table:table-cell office:value-type="string">
            <text:p>12-07-2011 08:00:00 AM</text:p>
          </table:table-cell>
          <table:table-cell office:value-type="string">
            <text:p>12-07-2011 10:19:29 PM</text:p>
          </table:table-cell>
          <table:table-cell office:value-type="string">
            <text:p>22916</text:p>
          </table:table-cell>
          <table:table-cell office:value-type="string">
            <text:p>6089</text:p>
          </table:table-cell>
          <table:table-cell office:value-type="string">
            <text:p>29005</text:p>
          </table:table-cell>
          <table:table-cell office:value-type="string">
            <text:p>14:19:28</text:p>
          </table:table-cell>
          <table:table-cell office:value-type="string">
            <text:p>29005</text:p>
          </table:table-cell>
          <table:table-cell table:number-columns-repeated="1017"/>
        </table:table-row>
        <table:table-row table:style-name="ro1">
          <table:table-cell office:value-type="string">
            <text:p>12-07-2011 05:47:51 AM</text:p>
          </table:table-cell>
          <table:table-cell office:value-type="string">
            <text:p>12-07-2011 08:00:00 AM</text:p>
          </table:table-cell>
          <table:table-cell office:value-type="string">
            <text:p>39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02:12:09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2-07-2011 02:00:00 AM</text:p>
          </table:table-cell>
          <table:table-cell office:value-type="string">
            <text:p>12-07-2011 05:47:40 AM</text:p>
          </table:table-cell>
          <table:table-cell office:value-type="string">
            <text:p>69581</text:p>
          </table:table-cell>
          <table:table-cell office:value-type="string">
            <text:p>3926</text:p>
          </table:table-cell>
          <table:table-cell office:value-type="string">
            <text:p>73507</text:p>
          </table:table-cell>
          <table:table-cell office:value-type="string">
            <text:p>03:47:40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2-07-2011 12:01:23 AM</text:p>
          </table:table-cell>
          <table:table-cell office:value-type="string">
            <text:p>12-07-2011 02:00:00 AM</text:p>
          </table:table-cell>
          <table:table-cell office:value-type="string">
            <text:p>11875</text:p>
          </table:table-cell>
          <table:table-cell office:value-type="string">
            <text:p>3021</text:p>
          </table:table-cell>
          <table:table-cell office:value-type="string">
            <text:p>14896</text:p>
          </table:table-cell>
          <table:table-cell office:value-type="string">
            <text:p>01:58:37</text:p>
          </table:table-cell>
          <table:table-cell office:value-type="string">
            <text:p>14896</text:p>
          </table:table-cell>
          <table:table-cell table:number-columns-repeated="1017"/>
        </table:table-row>
        <table:table-row table:style-name="ro1">
          <table:table-cell office:value-type="string">
            <text:p>11-07-2011 07:31:05 PM</text:p>
          </table:table-cell>
          <table:table-cell office:value-type="string">
            <text:p>12-07-2011 12:01:23 AM</text:p>
          </table:table-cell>
          <table:table-cell office:value-type="string">
            <text:p>115089</text:p>
          </table:table-cell>
          <table:table-cell office:value-type="string">
            <text:p>7405</text:p>
          </table:table-cell>
          <table:table-cell office:value-type="string">
            <text:p>122494</text:p>
          </table:table-cell>
          <table:table-cell office:value-type="string">
            <text:p>04:30:18</text:p>
          </table:table-cell>
          <table:table-cell office:value-type="string">
            <text:p>122494</text:p>
          </table:table-cell>
          <table:table-cell table:number-columns-repeated="1017"/>
        </table:table-row>
        <table:table-row table:style-name="ro1">
          <table:table-cell office:value-type="string">
            <text:p>11-07-2011 08:00:00 AM</text:p>
          </table:table-cell>
          <table:table-cell office:value-type="string">
            <text:p>11-07-2011 06:43:01 PM</text:p>
          </table:table-cell>
          <table:table-cell office:value-type="string">
            <text:p>96324</text:p>
          </table:table-cell>
          <table:table-cell office:value-type="string">
            <text:p>6001</text:p>
          </table:table-cell>
          <table:table-cell office:value-type="string">
            <text:p>102325</text:p>
          </table:table-cell>
          <table:table-cell office:value-type="string">
            <text:p>10:43:01</text:p>
          </table:table-cell>
          <table:table-cell office:value-type="string">
            <text:p>102325</text:p>
          </table:table-cell>
          <table:table-cell table:number-columns-repeated="1017"/>
        </table:table-row>
        <table:table-row table:style-name="ro1">
          <table:table-cell office:value-type="string">
            <text:p>11-07-2011 06:59:35 AM</text:p>
          </table:table-cell>
          <table:table-cell office:value-type="string">
            <text:p>11-07-2011 08:00:00 AM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01:00:24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1-07-2011 05:58:51 AM</text:p>
          </table:table-cell>
          <table:table-cell office:value-type="string">
            <text:p>11-07-2011 06:59:25 AM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01:00:34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1-07-2011 04:58:44 AM</text:p>
          </table:table-cell>
          <table:table-cell office:value-type="string">
            <text:p>11-07-2011 05:58:41 AM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00:59:57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1-07-2011 04:24:46 AM</text:p>
          </table:table-cell>
          <table:table-cell office:value-type="string">
            <text:p>11-07-2011 04:58:33 AM</text:p>
          </table:table-cell>
          <table:table-cell office:value-type="string">
            <text:p>121448</text:p>
          </table:table-cell>
          <table:table-cell office:value-type="string">
            <text:p>4091</text:p>
          </table:table-cell>
          <table:table-cell office:value-type="string">
            <text:p>125539</text:p>
          </table:table-cell>
          <table:table-cell office:value-type="string">
            <text:p>00:33:47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1-07-2011 02:00:00 AM</text:p>
          </table:table-cell>
          <table:table-cell office:value-type="string">
            <text:p>11-07-2011 04:04:01 AM</text:p>
          </table:table-cell>
          <table:table-cell office:value-type="string">
            <text:p>1279</text:p>
          </table:table-cell>
          <table:table-cell office:value-type="string">
            <text:p>1447</text:p>
          </table:table-cell>
          <table:table-cell office:value-type="string">
            <text:p>2726</text:p>
          </table:table-cell>
          <table:table-cell office:value-type="string">
            <text:p>02:04:01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1-07-2011 12:21:44 AM</text:p>
          </table:table-cell>
          <table:table-cell office:value-type="string">
            <text:p>11-07-2011 02:00:00 AM</text:p>
          </table:table-cell>
          <table:table-cell office:value-type="string">
            <text:p>18484</text:p>
          </table:table-cell>
          <table:table-cell office:value-type="string">
            <text:p>3768</text:p>
          </table:table-cell>
          <table:table-cell office:value-type="string">
            <text:p>22252</text:p>
          </table:table-cell>
          <table:table-cell office:value-type="string">
            <text:p>01:38:16</text:p>
          </table:table-cell>
          <table:table-cell office:value-type="string">
            <text:p>22252</text:p>
          </table:table-cell>
          <table:table-cell table:number-columns-repeated="1017"/>
        </table:table-row>
        <table:table-row table:style-name="ro1">
          <table:table-cell office:value-type="string">
            <text:p>10-07-2011 09:21:27 PM</text:p>
          </table:table-cell>
          <table:table-cell office:value-type="string">
            <text:p>11-07-2011 12:21:44 AM</text:p>
          </table:table-cell>
          <table:table-cell office:value-type="string">
            <text:p>100548</text:p>
          </table:table-cell>
          <table:table-cell office:value-type="string">
            <text:p>9382</text:p>
          </table:table-cell>
          <table:table-cell office:value-type="string">
            <text:p>109930</text:p>
          </table:table-cell>
          <table:table-cell office:value-type="string">
            <text:p>03:00:17</text:p>
          </table:table-cell>
          <table:table-cell office:value-type="string">
            <text:p>109930</text:p>
          </table:table-cell>
          <table:table-cell table:number-columns-repeated="1017"/>
        </table:table-row>
        <table:table-row table:style-name="ro1">
          <table:table-cell office:value-type="string">
            <text:p>10-07-2011 06:09:09 PM</text:p>
          </table:table-cell>
          <table:table-cell office:value-type="string">
            <text:p>10-07-2011 07:04:40 PM</text:p>
          </table:table-cell>
          <table:table-cell office:value-type="string">
            <text:p>60</text:p>
          </table:table-cell>
          <table:table-cell office:value-type="string">
            <text:p>8</text:p>
          </table:table-cell>
          <table:table-cell office:value-type="string">
            <text:p>68</text:p>
          </table:table-cell>
          <table:table-cell office:value-type="string">
            <text:p>00:55:31</text:p>
          </table:table-cell>
          <table:table-cell office:value-type="string">
            <text:p>68</text:p>
          </table:table-cell>
          <table:table-cell table:number-columns-repeated="1017"/>
        </table:table-row>
        <table:table-row table:style-name="ro1">
          <table:table-cell office:value-type="string">
            <text:p>10-07-2011 11:46:28 AM</text:p>
          </table:table-cell>
          <table:table-cell office:value-type="string">
            <text:p>10-07-2011 06:08:59 PM</text:p>
          </table:table-cell>
          <table:table-cell office:value-type="string">
            <text:p>56067</text:p>
          </table:table-cell>
          <table:table-cell office:value-type="string">
            <text:p>11146</text:p>
          </table:table-cell>
          <table:table-cell office:value-type="string">
            <text:p>67213</text:p>
          </table:table-cell>
          <table:table-cell office:value-type="string">
            <text:p>06:22:31</text:p>
          </table:table-cell>
          <table:table-cell office:value-type="string">
            <text:p>67213</text:p>
          </table:table-cell>
          <table:table-cell table:number-columns-repeated="1017"/>
        </table:table-row>
        <table:table-row table:style-name="ro1">
          <table:table-cell office:value-type="string">
            <text:p>10-07-2011 02:00:00 AM</text:p>
          </table:table-cell>
          <table:table-cell office:value-type="string">
            <text:p>10-07-2011 03:56:00 AM</text:p>
          </table:table-cell>
          <table:table-cell office:value-type="string">
            <text:p>610501</text:p>
          </table:table-cell>
          <table:table-cell office:value-type="string">
            <text:p>20558</text:p>
          </table:table-cell>
          <table:table-cell office:value-type="string">
            <text:p>631059</text:p>
          </table:table-cell>
          <table:table-cell office:value-type="string">
            <text:p>01:55:59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10-07-2011 12:25:52 AM</text:p>
          </table:table-cell>
          <table:table-cell office:value-type="string">
            <text:p>10-07-2011 02:00:00 AM</text:p>
          </table:table-cell>
          <table:table-cell office:value-type="string">
            <text:p>6708</text:p>
          </table:table-cell>
          <table:table-cell office:value-type="string">
            <text:p>2643</text:p>
          </table:table-cell>
          <table:table-cell office:value-type="string">
            <text:p>9351</text:p>
          </table:table-cell>
          <table:table-cell office:value-type="string">
            <text:p>01:34:08</text:p>
          </table:table-cell>
          <table:table-cell office:value-type="string">
            <text:p>9351</text:p>
          </table:table-cell>
          <table:table-cell table:number-columns-repeated="1017"/>
        </table:table-row>
        <table:table-row table:style-name="ro1">
          <table:table-cell office:value-type="string">
            <text:p>09-07-2011 10:55:31 PM</text:p>
          </table:table-cell>
          <table:table-cell office:value-type="string">
            <text:p>10-07-2011 12:25:52 AM</text:p>
          </table:table-cell>
          <table:table-cell office:value-type="string">
            <text:p>1681</text:p>
          </table:table-cell>
          <table:table-cell office:value-type="string">
            <text:p>1090</text:p>
          </table:table-cell>
          <table:table-cell office:value-type="string">
            <text:p>2771</text:p>
          </table:table-cell>
          <table:table-cell office:value-type="string">
            <text:p>01:30:21</text:p>
          </table:table-cell>
          <table:table-cell office:value-type="string">
            <text:p>2771</text:p>
          </table:table-cell>
          <table:table-cell table:number-columns-repeated="1017"/>
        </table:table-row>
        <table:table-row table:style-name="ro1">
          <table:table-cell office:value-type="string">
            <text:p>09-07-2011 02:44:45 PM</text:p>
          </table:table-cell>
          <table:table-cell office:value-type="string">
            <text:p>09-07-2011 10:09:17 PM</text:p>
          </table:table-cell>
          <table:table-cell office:value-type="string">
            <text:p>28993</text:p>
          </table:table-cell>
          <table:table-cell office:value-type="string">
            <text:p>13795</text:p>
          </table:table-cell>
          <table:table-cell office:value-type="string">
            <text:p>42788</text:p>
          </table:table-cell>
          <table:table-cell office:value-type="string">
            <text:p>07:24:32</text:p>
          </table:table-cell>
          <table:table-cell office:value-type="string">
            <text:p>42788</text:p>
          </table:table-cell>
          <table:table-cell table:number-columns-repeated="1017"/>
        </table:table-row>
        <table:table-row table:style-name="ro1">
          <table:table-cell office:value-type="string">
            <text:p>09-07-2011 11:13:07 AM</text:p>
          </table:table-cell>
          <table:table-cell office:value-type="string">
            <text:p>09-07-2011 02:44:38 PM</text:p>
          </table:table-cell>
          <table:table-cell office:value-type="string">
            <text:p>29212</text:p>
          </table:table-cell>
          <table:table-cell office:value-type="string">
            <text:p>4675</text:p>
          </table:table-cell>
          <table:table-cell office:value-type="string">
            <text:p>33887</text:p>
          </table:table-cell>
          <table:table-cell office:value-type="string">
            <text:p>03:31:31</text:p>
          </table:table-cell>
          <table:table-cell office:value-type="string">
            <text:p>33887</text:p>
          </table:table-cell>
          <table:table-cell table:number-columns-repeated="1017"/>
        </table:table-row>
        <table:table-row table:style-name="ro1">
          <table:table-cell office:value-type="string">
            <text:p>09-07-2011 02:00:00 AM</text:p>
          </table:table-cell>
          <table:table-cell office:value-type="string">
            <text:p>09-07-2011 02:59:37 AM</text:p>
          </table:table-cell>
          <table:table-cell office:value-type="string">
            <text:p>69210</text:p>
          </table:table-cell>
          <table:table-cell office:value-type="string">
            <text:p>3028</text:p>
          </table:table-cell>
          <table:table-cell office:value-type="string">
            <text:p>72238</text:p>
          </table:table-cell>
          <table:table-cell office:value-type="string">
            <text:p>00:59:37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9-07-2011 12:25:21 AM</text:p>
          </table:table-cell>
          <table:table-cell office:value-type="string">
            <text:p>09-07-2011 02:00:00 AM</text:p>
          </table:table-cell>
          <table:table-cell office:value-type="string">
            <text:p>8972</text:p>
          </table:table-cell>
          <table:table-cell office:value-type="string">
            <text:p>2529</text:p>
          </table:table-cell>
          <table:table-cell office:value-type="string">
            <text:p>11501</text:p>
          </table:table-cell>
          <table:table-cell office:value-type="string">
            <text:p>01:34:39</text:p>
          </table:table-cell>
          <table:table-cell office:value-type="string">
            <text:p>11501</text:p>
          </table:table-cell>
          <table:table-cell table:number-columns-repeated="1017"/>
        </table:table-row>
        <table:table-row table:style-name="ro1">
          <table:table-cell office:value-type="string">
            <text:p>08-07-2011 10:54:59 PM</text:p>
          </table:table-cell>
          <table:table-cell office:value-type="string">
            <text:p>09-07-2011 12:25:21 AM</text:p>
          </table:table-cell>
          <table:table-cell office:value-type="string">
            <text:p>9753</text:p>
          </table:table-cell>
          <table:table-cell office:value-type="string">
            <text:p>3457</text:p>
          </table:table-cell>
          <table:table-cell office:value-type="string">
            <text:p>13210</text:p>
          </table:table-cell>
          <table:table-cell office:value-type="string">
            <text:p>01:30:22</text:p>
          </table:table-cell>
          <table:table-cell office:value-type="string">
            <text:p>13210</text:p>
          </table:table-cell>
          <table:table-cell table:number-columns-repeated="1017"/>
        </table:table-row>
        <table:table-row table:style-name="ro1">
          <table:table-cell office:value-type="string">
            <text:p>08-07-2011 08:28:03 PM</text:p>
          </table:table-cell>
          <table:table-cell office:value-type="string">
            <text:p>08-07-2011 09:01:31 PM</text:p>
          </table:table-cell>
          <table:table-cell office:value-type="string">
            <text:p>4440</text:p>
          </table:table-cell>
          <table:table-cell office:value-type="string">
            <text:p>432</text:p>
          </table:table-cell>
          <table:table-cell office:value-type="string">
            <text:p>4872</text:p>
          </table:table-cell>
          <table:table-cell office:value-type="string">
            <text:p>00:33:28</text:p>
          </table:table-cell>
          <table:table-cell office:value-type="string">
            <text:p>4872</text:p>
          </table:table-cell>
          <table:table-cell table:number-columns-repeated="1017"/>
        </table:table-row>
        <table:table-row table:style-name="ro1">
          <table:table-cell office:value-type="string">
            <text:p>08-07-2011 11:09:01 AM</text:p>
          </table:table-cell>
          <table:table-cell office:value-type="string">
            <text:p>08-07-2011 03:59:45 PM</text:p>
          </table:table-cell>
          <table:table-cell office:value-type="string">
            <text:p>52415</text:p>
          </table:table-cell>
          <table:table-cell office:value-type="string">
            <text:p>8302</text:p>
          </table:table-cell>
          <table:table-cell office:value-type="string">
            <text:p>60717</text:p>
          </table:table-cell>
          <table:table-cell office:value-type="string">
            <text:p>04:50:44</text:p>
          </table:table-cell>
          <table:table-cell office:value-type="string">
            <text:p>60717</text:p>
          </table:table-cell>
          <table:table-cell table:number-columns-repeated="1017"/>
        </table:table-row>
        <table:table-row table:style-name="ro1">
          <table:table-cell office:value-type="string">
            <text:p>08-07-2011 08:00:00 AM</text:p>
          </table:table-cell>
          <table:table-cell office:value-type="string">
            <text:p>08-07-2011 11:08:55 AM</text:p>
          </table:table-cell>
          <table:table-cell office:value-type="string">
            <text:p>46</text:p>
          </table:table-cell>
          <table:table-cell office:value-type="string">
            <text:p>0</text:p>
          </table:table-cell>
          <table:table-cell office:value-type="string">
            <text:p>46</text:p>
          </table:table-cell>
          <table:table-cell office:value-type="string">
            <text:p>03:08:55</text:p>
          </table:table-cell>
          <table:table-cell office:value-type="string">
            <text:p>46</text:p>
          </table:table-cell>
          <table:table-cell table:number-columns-repeated="1017"/>
        </table:table-row>
        <table:table-row table:style-name="ro1">
          <table:table-cell office:value-type="string">
            <text:p>08-07-2011 02:00:00 AM</text:p>
          </table:table-cell>
          <table:table-cell office:value-type="string">
            <text:p>08-07-2011 08:00:00 AM</text:p>
          </table:table-cell>
          <table:table-cell office:value-type="string">
            <text:p>7180</text:p>
          </table:table-cell>
          <table:table-cell office:value-type="string">
            <text:p>2261</text:p>
          </table:table-cell>
          <table:table-cell office:value-type="string">
            <text:p>9441</text:p>
          </table:table-cell>
          <table:table-cell office:value-type="string">
            <text:p>06:00:00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8-07-2011 12:18:52 AM</text:p>
          </table:table-cell>
          <table:table-cell office:value-type="string">
            <text:p>08-07-2011 02:00:00 AM</text:p>
          </table:table-cell>
          <table:table-cell office:value-type="string">
            <text:p>5656</text:p>
          </table:table-cell>
          <table:table-cell office:value-type="string">
            <text:p>1817</text:p>
          </table:table-cell>
          <table:table-cell office:value-type="string">
            <text:p>7473</text:p>
          </table:table-cell>
          <table:table-cell office:value-type="string">
            <text:p>01:41:08</text:p>
          </table:table-cell>
          <table:table-cell office:value-type="string">
            <text:p>7473</text:p>
          </table:table-cell>
          <table:table-cell table:number-columns-repeated="1017"/>
        </table:table-row>
        <table:table-row table:style-name="ro1">
          <table:table-cell office:value-type="string">
            <text:p>07-07-2011 04:48:40 PM</text:p>
          </table:table-cell>
          <table:table-cell office:value-type="string">
            <text:p>08-07-2011 12:18:52 AM</text:p>
          </table:table-cell>
          <table:table-cell office:value-type="string">
            <text:p>133314</text:p>
          </table:table-cell>
          <table:table-cell office:value-type="string">
            <text:p>7355</text:p>
          </table:table-cell>
          <table:table-cell office:value-type="string">
            <text:p>140669</text:p>
          </table:table-cell>
          <table:table-cell office:value-type="string">
            <text:p>07:30:12</text:p>
          </table:table-cell>
          <table:table-cell office:value-type="string">
            <text:p>140669</text:p>
          </table:table-cell>
          <table:table-cell table:number-columns-repeated="1017"/>
        </table:table-row>
        <table:table-row table:style-name="ro1">
          <table:table-cell office:value-type="string">
            <text:p>07-07-2011 11:35:32 AM</text:p>
          </table:table-cell>
          <table:table-cell office:value-type="string">
            <text:p>07-07-2011 01:01:04 PM</text:p>
          </table:table-cell>
          <table:table-cell office:value-type="string">
            <text:p>26611</text:p>
          </table:table-cell>
          <table:table-cell office:value-type="string">
            <text:p>5085</text:p>
          </table:table-cell>
          <table:table-cell office:value-type="string">
            <text:p>31696</text:p>
          </table:table-cell>
          <table:table-cell office:value-type="string">
            <text:p>01:25:32</text:p>
          </table:table-cell>
          <table:table-cell office:value-type="string">
            <text:p>31696</text:p>
          </table:table-cell>
          <table:table-cell table:number-columns-repeated="1017"/>
        </table:table-row>
        <table:table-row table:style-name="ro1">
          <table:table-cell office:value-type="string">
            <text:p>07-07-2011 02:00:00 AM</text:p>
          </table:table-cell>
          <table:table-cell office:value-type="string">
            <text:p>07-07-2011 04:48:36 AM</text:p>
          </table:table-cell>
          <table:table-cell office:value-type="string">
            <text:p>38</text:p>
          </table:table-cell>
          <table:table-cell office:value-type="string">
            <text:p>17</text:p>
          </table:table-cell>
          <table:table-cell office:value-type="string">
            <text:p>55</text:p>
          </table:table-cell>
          <table:table-cell office:value-type="string">
            <text:p>02:48:36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7-07-2011 12:06:59 AM</text:p>
          </table:table-cell>
          <table:table-cell office:value-type="string">
            <text:p>07-07-2011 02:00:00 AM</text:p>
          </table:table-cell>
          <table:table-cell office:value-type="string">
            <text:p>120</text:p>
          </table:table-cell>
          <table:table-cell office:value-type="string">
            <text:p>148</text:p>
          </table:table-cell>
          <table:table-cell office:value-type="string">
            <text:p>268</text:p>
          </table:table-cell>
          <table:table-cell office:value-type="string">
            <text:p>01:53:01</text:p>
          </table:table-cell>
          <table:table-cell office:value-type="string">
            <text:p>268</text:p>
          </table:table-cell>
          <table:table-cell table:number-columns-repeated="1017"/>
        </table:table-row>
        <table:table-row table:style-name="ro1">
          <table:table-cell office:value-type="string">
            <text:p>06-07-2011 09:36:49 PM</text:p>
          </table:table-cell>
          <table:table-cell office:value-type="string">
            <text:p>07-07-2011 12:06:59 AM</text:p>
          </table:table-cell>
          <table:table-cell office:value-type="string">
            <text:p>49016</text:p>
          </table:table-cell>
          <table:table-cell office:value-type="string">
            <text:p>7421</text:p>
          </table:table-cell>
          <table:table-cell office:value-type="string">
            <text:p>56437</text:p>
          </table:table-cell>
          <table:table-cell office:value-type="string">
            <text:p>02:30:10</text:p>
          </table:table-cell>
          <table:table-cell office:value-type="string">
            <text:p>56437</text:p>
          </table:table-cell>
          <table:table-cell table:number-columns-repeated="1017"/>
        </table:table-row>
        <table:table-row table:style-name="ro1">
          <table:table-cell office:value-type="string">
            <text:p>06-07-2011 09:00:59 PM</text:p>
          </table:table-cell>
          <table:table-cell office:value-type="string">
            <text:p>06-07-2011 09:35:28 PM</text:p>
          </table:table-cell>
          <table:table-cell office:value-type="string">
            <text:p>934</text:p>
          </table:table-cell>
          <table:table-cell office:value-type="string">
            <text:p>417</text:p>
          </table:table-cell>
          <table:table-cell office:value-type="string">
            <text:p>1351</text:p>
          </table:table-cell>
          <table:table-cell office:value-type="string">
            <text:p>00:34:29</text:p>
          </table:table-cell>
          <table:table-cell office:value-type="string">
            <text:p>1351</text:p>
          </table:table-cell>
          <table:table-cell table:number-columns-repeated="1017"/>
        </table:table-row>
        <table:table-row table:style-name="ro1">
          <table:table-cell office:value-type="string">
            <text:p>06-07-2011 04:19:18 PM</text:p>
          </table:table-cell>
          <table:table-cell office:value-type="string">
            <text:p>06-07-2011 08:49:53 PM</text:p>
          </table:table-cell>
          <table:table-cell office:value-type="string">
            <text:p>64091</text:p>
          </table:table-cell>
          <table:table-cell office:value-type="string">
            <text:p>16521</text:p>
          </table:table-cell>
          <table:table-cell office:value-type="string">
            <text:p>80612</text:p>
          </table:table-cell>
          <table:table-cell office:value-type="string">
            <text:p>04:30:35</text:p>
          </table:table-cell>
          <table:table-cell office:value-type="string">
            <text:p>80612</text:p>
          </table:table-cell>
          <table:table-cell table:number-columns-repeated="1017"/>
        </table:table-row>
        <table:table-row table:style-name="ro1">
          <table:table-cell office:value-type="string">
            <text:p>05-07-2011 09:34:37 PM</text:p>
          </table:table-cell>
          <table:table-cell office:value-type="string">
            <text:p>06-07-2011 01:39:05 AM</text:p>
          </table:table-cell>
          <table:table-cell office:value-type="string">
            <text:p>47492</text:p>
          </table:table-cell>
          <table:table-cell office:value-type="string">
            <text:p>8182</text:p>
          </table:table-cell>
          <table:table-cell office:value-type="string">
            <text:p>55674</text:p>
          </table:table-cell>
          <table:table-cell office:value-type="string">
            <text:p>04:04:28</text:p>
          </table:table-cell>
          <table:table-cell office:value-type="string">
            <text:p>55674</text:p>
          </table:table-cell>
          <table:table-cell table:number-columns-repeated="1017"/>
        </table:table-row>
        <table:table-row table:style-name="ro1">
          <table:table-cell office:value-type="string">
            <text:p>05-07-2011 06:34:51 PM</text:p>
          </table:table-cell>
          <table:table-cell office:value-type="string">
            <text:p>05-07-2011 09:24:18 PM</text:p>
          </table:table-cell>
          <table:table-cell office:value-type="string">
            <text:p>20460</text:p>
          </table:table-cell>
          <table:table-cell office:value-type="string">
            <text:p>5024</text:p>
          </table:table-cell>
          <table:table-cell office:value-type="string">
            <text:p>25484</text:p>
          </table:table-cell>
          <table:table-cell office:value-type="string">
            <text:p>02:49:27</text:p>
          </table:table-cell>
          <table:table-cell office:value-type="string">
            <text:p>25484</text:p>
          </table:table-cell>
          <table:table-cell table:number-columns-repeated="1017"/>
        </table:table-row>
        <table:table-row table:style-name="ro1">
          <table:table-cell office:value-type="string">
            <text:p>05-07-2011 11:54:30 AM</text:p>
          </table:table-cell>
          <table:table-cell office:value-type="string">
            <text:p>05-07-2011 03:25:59 PM</text:p>
          </table:table-cell>
          <table:table-cell office:value-type="string">
            <text:p>9398</text:p>
          </table:table-cell>
          <table:table-cell office:value-type="string">
            <text:p>1957</text:p>
          </table:table-cell>
          <table:table-cell office:value-type="string">
            <text:p>11355</text:p>
          </table:table-cell>
          <table:table-cell office:value-type="string">
            <text:p>03:31:29</text:p>
          </table:table-cell>
          <table:table-cell office:value-type="string">
            <text:p>11355</text:p>
          </table:table-cell>
          <table:table-cell table:number-columns-repeated="1017"/>
        </table:table-row>
        <table:table-row table:style-name="ro1">
          <table:table-cell office:value-type="string">
            <text:p>05-07-2011 02:00:00 AM</text:p>
          </table:table-cell>
          <table:table-cell office:value-type="string">
            <text:p>05-07-2011 02:39:07 AM</text:p>
          </table:table-cell>
          <table:table-cell office:value-type="string">
            <text:p>683</text:p>
          </table:table-cell>
          <table:table-cell office:value-type="string">
            <text:p>603</text:p>
          </table:table-cell>
          <table:table-cell office:value-type="string">
            <text:p>1286</text:p>
          </table:table-cell>
          <table:table-cell office:value-type="string">
            <text:p>00:39:07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5-07-2011 12:11:52 AM</text:p>
          </table:table-cell>
          <table:table-cell office:value-type="string">
            <text:p>05-07-2011 02:00:00 AM</text:p>
          </table:table-cell>
          <table:table-cell office:value-type="string">
            <text:p>1783</text:p>
          </table:table-cell>
          <table:table-cell office:value-type="string">
            <text:p>1058</text:p>
          </table:table-cell>
          <table:table-cell office:value-type="string">
            <text:p>2841</text:p>
          </table:table-cell>
          <table:table-cell office:value-type="string">
            <text:p>01:48:08</text:p>
          </table:table-cell>
          <table:table-cell office:value-type="string">
            <text:p>2841</text:p>
          </table:table-cell>
          <table:table-cell table:number-columns-repeated="1017"/>
        </table:table-row>
        <table:table-row table:style-name="ro1">
          <table:table-cell office:value-type="string">
            <text:p>04-07-2011 11:11:39 PM</text:p>
          </table:table-cell>
          <table:table-cell office:value-type="string">
            <text:p>05-07-2011 12:11:52 AM</text:p>
          </table:table-cell>
          <table:table-cell office:value-type="string">
            <text:p>14800</text:p>
          </table:table-cell>
          <table:table-cell office:value-type="string">
            <text:p>2763</text:p>
          </table:table-cell>
          <table:table-cell office:value-type="string">
            <text:p>17563</text:p>
          </table:table-cell>
          <table:table-cell office:value-type="string">
            <text:p>01:00:13</text:p>
          </table:table-cell>
          <table:table-cell office:value-type="string">
            <text:p>17563</text:p>
          </table:table-cell>
          <table:table-cell table:number-columns-repeated="1017"/>
        </table:table-row>
        <table:table-row table:style-name="ro1">
          <table:table-cell office:value-type="string">
            <text:p>04-07-2011 09:50:52 PM</text:p>
          </table:table-cell>
          <table:table-cell office:value-type="string">
            <text:p>04-07-2011 10:19:25 PM</text:p>
          </table:table-cell>
          <table:table-cell office:value-type="string">
            <text:p>1723</text:p>
          </table:table-cell>
          <table:table-cell office:value-type="string">
            <text:p>267</text:p>
          </table:table-cell>
          <table:table-cell office:value-type="string">
            <text:p>1990</text:p>
          </table:table-cell>
          <table:table-cell office:value-type="string">
            <text:p>00:28:33</text:p>
          </table:table-cell>
          <table:table-cell office:value-type="string">
            <text:p>1990</text:p>
          </table:table-cell>
          <table:table-cell table:number-columns-repeated="1017"/>
        </table:table-row>
        <table:table-row table:style-name="ro1">
          <table:table-cell office:value-type="string">
            <text:p>04-07-2011 10:33:49 AM</text:p>
          </table:table-cell>
          <table:table-cell office:value-type="string">
            <text:p>04-07-2011 09:49:26 PM</text:p>
          </table:table-cell>
          <table:table-cell office:value-type="string">
            <text:p>7941</text:p>
          </table:table-cell>
          <table:table-cell office:value-type="string">
            <text:p>2705</text:p>
          </table:table-cell>
          <table:table-cell office:value-type="string">
            <text:p>10646</text:p>
          </table:table-cell>
          <table:table-cell office:value-type="string">
            <text:p>11:15:37</text:p>
          </table:table-cell>
          <table:table-cell office:value-type="string">
            <text:p>10646</text:p>
          </table:table-cell>
          <table:table-cell table:number-columns-repeated="1017"/>
        </table:table-row>
        <table:table-row table:style-name="ro1">
          <table:table-cell office:value-type="string">
            <text:p>04-07-2011 08:00:00 AM</text:p>
          </table:table-cell>
          <table:table-cell office:value-type="string">
            <text:p>04-07-2011 09:54:02 AM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1:54:02</text:p>
          </table:table-cell>
          <table:table-cell office:value-type="string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04-07-2011 03:44:34 AM</text:p>
          </table:table-cell>
          <table:table-cell office:value-type="string">
            <text:p>04-07-2011 08:00:00 AM</text:p>
          </table:table-cell>
          <table:table-cell office:value-type="string">
            <text:p>797</text:p>
          </table:table-cell>
          <table:table-cell office:value-type="string">
            <text:p>1599</text:p>
          </table:table-cell>
          <table:table-cell office:value-type="string">
            <text:p>2396</text:p>
          </table:table-cell>
          <table:table-cell office:value-type="string">
            <text:p>04:15:26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4-07-2011 02:00:00 AM</text:p>
          </table:table-cell>
          <table:table-cell office:value-type="string">
            <text:p>04-07-2011 03:44:24 AM</text:p>
          </table:table-cell>
          <table:table-cell office:value-type="string">
            <text:p>21354</text:p>
          </table:table-cell>
          <table:table-cell office:value-type="string">
            <text:p>4447</text:p>
          </table:table-cell>
          <table:table-cell office:value-type="string">
            <text:p>25801</text:p>
          </table:table-cell>
          <table:table-cell office:value-type="string">
            <text:p>01:44:24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4-07-2011 12:18:28 AM</text:p>
          </table:table-cell>
          <table:table-cell office:value-type="string">
            <text:p>04-07-2011 02:00:00 AM</text:p>
          </table:table-cell>
          <table:table-cell office:value-type="string">
            <text:p>10327</text:p>
          </table:table-cell>
          <table:table-cell office:value-type="string">
            <text:p>2328</text:p>
          </table:table-cell>
          <table:table-cell office:value-type="string">
            <text:p>12655</text:p>
          </table:table-cell>
          <table:table-cell office:value-type="string">
            <text:p>01:41:32</text:p>
          </table:table-cell>
          <table:table-cell office:value-type="string">
            <text:p>12655</text:p>
          </table:table-cell>
          <table:table-cell table:number-columns-repeated="1017"/>
        </table:table-row>
        <table:table-row table:style-name="ro1">
          <table:table-cell office:value-type="string">
            <text:p>03-07-2011 11:48:05 AM</text:p>
          </table:table-cell>
          <table:table-cell office:value-type="string">
            <text:p>04-07-2011 12:18:28 AM</text:p>
          </table:table-cell>
          <table:table-cell office:value-type="string">
            <text:p>131203</text:p>
          </table:table-cell>
          <table:table-cell office:value-type="string">
            <text:p>15697</text:p>
          </table:table-cell>
          <table:table-cell office:value-type="string">
            <text:p>146900</text:p>
          </table:table-cell>
          <table:table-cell office:value-type="string">
            <text:p>12:30:22</text:p>
          </table:table-cell>
          <table:table-cell office:value-type="string">
            <text:p>146900</text:p>
          </table:table-cell>
          <table:table-cell table:number-columns-repeated="1017"/>
        </table:table-row>
        <table:table-row table:style-name="ro1">
          <table:table-cell office:value-type="string">
            <text:p>03-07-2011 08:00:00 AM</text:p>
          </table:table-cell>
          <table:table-cell office:value-type="string">
            <text:p>03-07-2011 11:44:53 AM</text:p>
          </table:table-cell>
          <table:table-cell office:value-type="string">
            <text:p>293</text:p>
          </table:table-cell>
          <table:table-cell office:value-type="string">
            <text:p>7</text:p>
          </table:table-cell>
          <table:table-cell office:value-type="string">
            <text:p>300</text:p>
          </table:table-cell>
          <table:table-cell office:value-type="string">
            <text:p>03:44:53</text:p>
          </table:table-cell>
          <table:table-cell office:value-type="string">
            <text:p>300</text:p>
          </table:table-cell>
          <table:table-cell table:number-columns-repeated="1017"/>
        </table:table-row>
        <table:table-row table:style-name="ro1">
          <table:table-cell office:value-type="string">
            <text:p>03-07-2011 07:56:18 AM</text:p>
          </table:table-cell>
          <table:table-cell office:value-type="string">
            <text:p>03-07-2011 08:00:00 AM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00:03:42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3-07-2011 02:00:00 AM</text:p>
          </table:table-cell>
          <table:table-cell office:value-type="string">
            <text:p>03-07-2011 07:56:08 AM</text:p>
          </table:table-cell>
          <table:table-cell office:value-type="string">
            <text:p>34</text:p>
          </table:table-cell>
          <table:table-cell office:value-type="string">
            <text:p>28</text:p>
          </table:table-cell>
          <table:table-cell office:value-type="string">
            <text:p>62</text:p>
          </table:table-cell>
          <table:table-cell office:value-type="string">
            <text:p>05:56:08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3-07-2011 12:19:29 AM</text:p>
          </table:table-cell>
          <table:table-cell office:value-type="string">
            <text:p>03-07-2011 02:00:00 AM</text:p>
          </table:table-cell>
          <table:table-cell office:value-type="string">
            <text:p>978</text:p>
          </table:table-cell>
          <table:table-cell office:value-type="string">
            <text:p>603</text:p>
          </table:table-cell>
          <table:table-cell office:value-type="string">
            <text:p>1581</text:p>
          </table:table-cell>
          <table:table-cell office:value-type="string">
            <text:p>01:40:31</text:p>
          </table:table-cell>
          <table:table-cell office:value-type="string">
            <text:p>1581</text:p>
          </table:table-cell>
          <table:table-cell table:number-columns-repeated="1017"/>
        </table:table-row>
        <table:table-row table:style-name="ro1">
          <table:table-cell office:value-type="string">
            <text:p>02-07-2011 11:49:02 AM</text:p>
          </table:table-cell>
          <table:table-cell office:value-type="string">
            <text:p>03-07-2011 12:19:29 AM</text:p>
          </table:table-cell>
          <table:table-cell office:value-type="string">
            <text:p>51538</text:p>
          </table:table-cell>
          <table:table-cell office:value-type="string">
            <text:p>11046</text:p>
          </table:table-cell>
          <table:table-cell office:value-type="string">
            <text:p>62584</text:p>
          </table:table-cell>
          <table:table-cell office:value-type="string">
            <text:p>12:30:26</text:p>
          </table:table-cell>
          <table:table-cell office:value-type="string">
            <text:p>62584</text:p>
          </table:table-cell>
          <table:table-cell table:number-columns-repeated="1017"/>
        </table:table-row>
        <table:table-row table:style-name="ro1">
          <table:table-cell office:value-type="string">
            <text:p>02-07-2011 02:00:00 AM</text:p>
          </table:table-cell>
          <table:table-cell office:value-type="string">
            <text:p>02-07-2011 03:35:07 AM</text:p>
          </table:table-cell>
          <table:table-cell office:value-type="string">
            <text:p>353524</text:p>
          </table:table-cell>
          <table:table-cell office:value-type="string">
            <text:p>11335</text:p>
          </table:table-cell>
          <table:table-cell office:value-type="string">
            <text:p>364859</text:p>
          </table:table-cell>
          <table:table-cell office:value-type="string">
            <text:p>01:35:07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2-07-2011 12:11:51 AM</text:p>
          </table:table-cell>
          <table:table-cell office:value-type="string">
            <text:p>02-07-2011 02:00:00 AM</text:p>
          </table:table-cell>
          <table:table-cell office:value-type="string">
            <text:p>40993</text:p>
          </table:table-cell>
          <table:table-cell office:value-type="string">
            <text:p>6227</text:p>
          </table:table-cell>
          <table:table-cell office:value-type="string">
            <text:p>47220</text:p>
          </table:table-cell>
          <table:table-cell office:value-type="string">
            <text:p>01:48:09</text:p>
          </table:table-cell>
          <table:table-cell office:value-type="string">
            <text:p>47220</text:p>
          </table:table-cell>
          <table:table-cell table:number-columns-repeated="1017"/>
        </table:table-row>
        <table:table-row table:style-name="ro1">
          <table:table-cell office:value-type="string">
            <text:p>01-07-2011 09:41:40 PM</text:p>
          </table:table-cell>
          <table:table-cell office:value-type="string">
            <text:p>02-07-2011 12:11:51 AM</text:p>
          </table:table-cell>
          <table:table-cell office:value-type="string">
            <text:p>30382</text:p>
          </table:table-cell>
          <table:table-cell office:value-type="string">
            <text:p>4128</text:p>
          </table:table-cell>
          <table:table-cell office:value-type="string">
            <text:p>34510</text:p>
          </table:table-cell>
          <table:table-cell office:value-type="string">
            <text:p>02:30:11</text:p>
          </table:table-cell>
          <table:table-cell office:value-type="string">
            <text:p>34510</text:p>
          </table:table-cell>
          <table:table-cell table:number-columns-repeated="1017"/>
        </table:table-row>
        <table:table-row table:style-name="ro1">
          <table:table-cell office:value-type="string">
            <text:p>01-07-2011 08:09:50 PM</text:p>
          </table:table-cell>
          <table:table-cell office:value-type="string">
            <text:p>01-07-2011 09:41:34 PM</text:p>
          </table:table-cell>
          <table:table-cell office:value-type="string">
            <text:p>11646</text:p>
          </table:table-cell>
          <table:table-cell office:value-type="string">
            <text:p>2028</text:p>
          </table:table-cell>
          <table:table-cell office:value-type="string">
            <text:p>13674</text:p>
          </table:table-cell>
          <table:table-cell office:value-type="string">
            <text:p>01:31:44</text:p>
          </table:table-cell>
          <table:table-cell office:value-type="string">
            <text:p>13674</text:p>
          </table:table-cell>
          <table:table-cell table:number-columns-repeated="1017"/>
        </table:table-row>
        <table:table-row table:style-name="ro1">
          <table:table-cell office:value-type="string">
            <text:p>01-07-2011 11:43:03 AM</text:p>
          </table:table-cell>
          <table:table-cell office:value-type="string">
            <text:p>01-07-2011 06:15:41 PM</text:p>
          </table:table-cell>
          <table:table-cell office:value-type="string">
            <text:p>180606</text:p>
          </table:table-cell>
          <table:table-cell office:value-type="string">
            <text:p>9762</text:p>
          </table:table-cell>
          <table:table-cell office:value-type="string">
            <text:p>190368</text:p>
          </table:table-cell>
          <table:table-cell office:value-type="string">
            <text:p>06:32:38</text:p>
          </table:table-cell>
          <table:table-cell office:value-type="string">
            <text:p>190368</text:p>
          </table:table-cell>
          <table:table-cell table:number-columns-repeated="1017"/>
        </table:table-row>
        <table:table-row table:style-name="ro1">
          <table:table-cell office:value-type="string">
            <text:p>01-07-2011 02:00:00 AM</text:p>
          </table:table-cell>
          <table:table-cell office:value-type="string">
            <text:p>01-07-2011 02:29:33 AM</text:p>
          </table:table-cell>
          <table:table-cell office:value-type="string">
            <text:p>1925</text:p>
          </table:table-cell>
          <table:table-cell office:value-type="string">
            <text:p>514</text:p>
          </table:table-cell>
          <table:table-cell office:value-type="string">
            <text:p>2439</text:p>
          </table:table-cell>
          <table:table-cell office:value-type="string">
            <text:p>00:29:33</text:p>
          </table:table-cell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01-07-2011 12:13:15 AM</text:p>
          </table:table-cell>
          <table:table-cell office:value-type="string">
            <text:p>01-07-2011 02:00:00 AM</text:p>
          </table:table-cell>
          <table:table-cell office:value-type="string">
            <text:p>39595</text:p>
          </table:table-cell>
          <table:table-cell office:value-type="string">
            <text:p>6038</text:p>
          </table:table-cell>
          <table:table-cell office:value-type="string">
            <text:p>45633</text:p>
          </table:table-cell>
          <table:table-cell office:value-type="string">
            <text:p>01:46:45</text:p>
          </table:table-cell>
          <table:table-cell office:value-type="string">
            <text:p>45633</text:p>
          </table:table-cell>
          <table:table-cell table:number-columns-repeated="1017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1">07/21/2011</text:date>, <text:time>13:2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age_20_Details" style:display-name="PageStyle_Usage Det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1T13:22:20</dc:date>
    <dc:creator>vivek bagaria</dc:creator>
    <meta:document-statistic meta:table-count="1" meta:cell-count="702" meta:object-count="0"/>
    <meta:generator>OpenOffice.org/3.2$Linux OpenOffice.org_project/320m12$Build-9483</meta:generator>
  </office:meta>
</office:document-meta>
</file>